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/>
    <style:font-face style:name="Times New Roman" svg:font-family="'Times New Roman', serif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2" style:family="paragraph" style:parent-style-name="Text_20_body">
      <style:text-properties style:font-name="Times New Roman" fo:font-size="12pt"/>
    </style:style>
    <style:style style:name="P3" style:family="paragraph" style:parent-style-name="Text_20_body">
      <style:text-properties style:font-name="Calibri" fo:font-size="14pt"/>
    </style:style>
    <style:style style:name="P4" style:family="paragraph" style:parent-style-name="Text_20_body">
      <style:paragraph-properties fo:margin-left="0.741cm" fo:margin-right="0cm" fo:line-height="105%" fo:text-indent="-0.741cm" style:auto-text-indent="false"/>
      <style:text-properties style:font-name="Calibri" fo:font-size="14pt" fo:font-weight="bold"/>
    </style:style>
    <style:style style:name="P5" style:family="paragraph" style:parent-style-name="Text_20_body">
      <style:text-properties style:font-name="Calibri" fo:font-size="14pt" fo:font-weight="bold"/>
    </style:style>
    <style:style style:name="P6" style:family="paragraph" style:parent-style-name="Text_20_body">
      <style:paragraph-properties fo:text-align="justify" style:justify-single-word="false"/>
      <style:text-properties style:font-name="Calibri" fo:font-size="14pt"/>
    </style:style>
    <style:style style:name="P7" style:family="paragraph" style:parent-style-name="Text_20_body">
      <style:paragraph-properties fo:text-align="center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1.249cm" fo:margin-right="0cm" fo:text-indent="0cm" style:auto-text-indent="false"/>
    </style:style>
    <style:style style:name="P10" style:family="paragraph" style:parent-style-name="Text_20_body">
      <style:text-properties officeooo:paragraph-rsid="001fc15d"/>
    </style:style>
    <style:style style:name="P11" style:family="paragraph" style:parent-style-name="Text_20_body">
      <loext:graphic-properties draw:fill="solid" draw:fill-color="#ffffff" draw:opacity="100%"/>
      <style:paragraph-properties fo:background-color="#ffffff"/>
      <style:text-properties fo:color="#201f1e" loext:opacity="100%"/>
    </style:style>
    <style:style style:name="P12" style:family="paragraph" style:parent-style-name="Text_20_body">
      <loext:graphic-properties draw:fill="solid" draw:fill-color="#ffffff" draw:opacity="100%"/>
      <style:paragraph-properties fo:background-color="#ffffff"/>
      <style:text-properties fo:color="#201f1e" loext:opacity="100%" style:font-name="Calibri" loext:padding="0cm" loext:border="none"/>
    </style:style>
    <style:style style:name="P13" style:family="paragraph" style:parent-style-name="Text_20_body">
      <style:text-properties fo:color="#201f1e" loext:opacity="100%" style:font-name="Calibri" fo:font-size="14pt" fo:font-weight="bold" loext:padding="0cm" loext:border="none"/>
    </style:style>
    <style:style style:name="P14" style:family="paragraph" style:parent-style-name="Text_20_body">
      <loext:graphic-properties draw:fill="solid" draw:fill-color="#ffffff" draw:opacity="100%"/>
      <style:paragraph-properties fo:background-color="#ffffff"/>
      <style:text-properties fo:color="#201f1e" loext:opacity="100%" loext:padding="0cm" loext:border="none"/>
    </style:style>
    <style:style style:name="P15" style:family="paragraph" style:parent-style-name="Text_20_body">
      <loext:graphic-properties draw:fill="solid" draw:fill-color="#ffffff" draw:opacity="100%"/>
      <style:paragraph-properties fo:margin-left="0cm" fo:margin-right="0cm" fo:text-indent="-0.635cm" style:auto-text-indent="false" fo:background-color="#ffffff"/>
    </style:style>
    <style:style style:name="T1" style:family="text">
      <style:text-properties fo:color="#000000" loext:opacity="100%" style:font-name="Calibri" fo:font-size="14pt" fo:background-color="#ffffff" loext:char-shading-value="0"/>
    </style:style>
    <style:style style:name="T2" style:family="text">
      <style:text-properties fo:color="#000000" loext:opacity="100%" fo:font-size="12pt" fo:font-weight="bold" loext:padding="0cm" loext:border="none"/>
    </style:style>
    <style:style style:name="T3" style:family="text">
      <style:text-properties style:font-name="Calibri" fo:font-size="14pt"/>
    </style:style>
    <style:style style:name="T4" style:family="text">
      <style:text-properties style:font-name="Calibri" fo:font-size="14pt" fo:font-weight="bold"/>
    </style:style>
    <style:style style:name="T5" style:family="text">
      <style:text-properties style:font-name="Calibri" fo:font-size="14pt" fo:font-weight="bold" style:font-weight-asian="bold" style:font-weight-complex="bold"/>
    </style:style>
    <style:style style:name="T6" style:family="text">
      <style:text-properties style:font-name="Calibri" fo:font-size="14pt" officeooo:rsid="001fc15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201f1e" loext:opacity="100%" style:font-name="Calibri" fo:font-weight="bold" loext:padding="0cm" loext:border="none"/>
    </style:style>
    <style:style style:name="T10" style:family="text">
      <style:text-properties fo:color="#201f1e" loext:opacity="100%" loext:padding="0cm" loext:border="none"/>
    </style:style>
    <style:style style:name="T11" style:family="text">
      <style:text-properties fo:color="#201f1e" loext:opacity="100%" style:font-name="Symbol" loext:padding="0cm" loext:border="none"/>
    </style:style>
    <style:style style:name="T12" style:family="text">
      <style:text-properties fo:color="#212121" loext:opacity="100%" style:font-name="Symbol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guem as regras para avaliações e lançamentos de notas no 2º semestre de 2023.</text:p>
      <text:p text:style-name="Text_20_body"/>
      <text:p text:style-name="P4">1. Disciplinas da Grade Regular (GR) oferecidas na modalidade presencial:</text:p>
      <text:p text:style-name="Text_20_body"/>
      <text:p text:style-name="P3">A aplicação e correção das avaliações serão de responsabilidade do professor da disciplina. As notas deverão ser lançadas no Sistema Professor On-line.</text:p>
      <text:p text:style-name="P9"/>
      <text:p text:style-name="P5">2. Disciplinas da Grade Regular (GR) oferecidas na modalidade AVA Blackboard (disciplinas que iniciam com o código D):</text:p>
      <text:p text:style-name="Text_20_body"/>
      <text:p text:style-name="P3">Seguirão as regras descritas na comunidade do aluno.</text:p>
      <text:p text:style-name="Text_20_body"><text:span text:style-name="T5">NP1</text:span><text:span text:style-name="T3">: Os alunos deverão resolver os questionários da disciplina pelo sistema AVA. As notas serão encaminhadas pela TI para o CPD fazer a inserção no sistema.</text:span></text:p>
      <text:p text:style-name="Text_20_body"><text:span text:style-name="T5">NP2</text:span><text:span text:style-name="T3"> </text:span><text:span text:style-name="T5">e prova substitutiva</text:span><text:span text:style-name="T3">: O coordenador fará os agendamentos e as provas serão realizadas presencialmente de forma impressa (manuais).</text:span></text:p>
      <text:p text:style-name="P8"><text:span text:style-name="T3">Exame:</text:span></text:p>
      <text:p text:style-name="P2"><text:span text:style-name="T1">O coordenador fará os agendamentos e as provas serão realizadas presencialmente de forma impressa (manuais) </text:span><text:span text:style-name="T3">respeitando as datas do calendário escolar.</text:span></text:p>
      <text:p text:style-name="P9"/>
      <text:p text:style-name="P2"><text:span text:style-name="T4">3. Alunos T2 e TT, Semestre On-line e Dependências/Adaptações oferecidas no sistema ADM/On-line (disciplinas que NÃO iniciam com o código D)</text:span></text:p>
      <text:p text:style-name="Text_20_body"/>
      <text:p text:style-name="P10"><text:soft-page-break/><text:span text:style-name="T6">A</text:span><text:span text:style-name="T3">s provas serão realizadas no laboratório de informática. </text:span><text:span text:style-name="T6">O</text:span><text:span text:style-name="T3">s alunos poderão agendar as provas no sistema, respeitando as datas do calendário escolar. As notas serão encaminhadas pela TI para o CPD fazer a inserção no sistema.</text:span></text:p>
      <text:p text:style-name="Text_20_body"/>
      <text:p text:style-name="P5">4. Alunos T2 e TT, Semestre On-line, Disciplinas Optativas (Grade Regular e DP) e Dependências/Adaptações oferecidas na modalidade AVA Blackboard (disciplinas que iniciam com o código D):</text:p>
      <text:p text:style-name="Text_20_body"/>
      <text:p text:style-name="Text_20_body"><text:span text:style-name="T3">Seguirão as regras descritas na comunidade do aluno.</text:span></text:p>
      <text:p text:style-name="Text_20_body"><text:span text:style-name="T5">NP1:</text:span><text:span text:style-name="T3"> Não há prova como instrumento de avaliação. A partir da resposta aos questionários da disciplina no AVA a nota é atribuída automaticamente e lançada no sistema.</text:span></text:p>
      <text:p text:style-name="Text_20_body"><text:span text:style-name="T5">NP2 e prova substitutiva:</text:span><text:span text:style-name="T3"> O aluno deverá agendar as provas no sistema e realizá-las presencialmente no Laboratório de Informática.</text:span></text:p>
      <text:p text:style-name="P3"><text:span text:style-name="T8">Exame:</text:span> O aluno deverá agendar as provas no sistema e realizá-las presencialmente no Laboratório de Informática.</text:p>
      <text:p text:style-name="P9"/>
      <text:p text:style-name="Text_20_body"><text:span text:style-name="T4">5. Alunos T1 e WA:</text:span></text:p>
      <text:p text:style-name="Text_20_body"><text:span text:style-name="T3">Não poderão agendar as provas das disciplinas oferecidas no sistema ADM/Online e nem na modalidade AVA Blackboard.</text:span></text:p>
      <text:p text:style-name="Text_20_body"><text:span text:style-name="T3">Os alunos deverão realizar os exercícios no sistema ADM/Online. Será considerada a correção de 20 exercícios para cada disciplina, valendo 0,5 ponto cada.</text:span></text:p>
      <text:p text:style-name="Text_20_body"><text:span text:style-name="T3">No caso das disciplinas que iniciam com o código “D” os exercícios devem ser realizados pelos alunos no sistema AVA Blackboard até 23/10/2023. </text:span></text:p>
      <text:p text:style-name="Text_20_body"><text:span text:style-name="T3">As notas serão encaminhadas pela TI para o CPD. O lançamento será inserido no sistema somente após o parecer do Diretor do Instituto.</text:span></text:p>
      <text:p text:style-name="Text_20_body"><text:span text:style-name="T3">A aplicação de provas presenciais impressas (manuais), a critério do Instituto, será de responsabilidade do coordenador do </text:span><text:soft-page-break/><text:span text:style-name="T3">curso/professor responsável. As notas deverão ser lançadas no Sistema Professor On-line.</text:span></text:p>
      <text:p text:style-name="P6">Lembramos que a média para aprovação das turmas T1 e WA é 5,0 (cinco), com exceção das disciplinas Estágio, PTCI e AC dos cursos tradicionais do ICS que tem média 7,0 (sete) para aprovação.</text:p>
      <text:p text:style-name="Text_20_body"/>
      <text:p text:style-name="Text_20_body"><text:span text:style-name="T4">6. Atividades Complementares, TCC, APS e Relatórios de Estágio:</text:span></text:p>
      <text:p text:style-name="P3">Os professores serão responsáveis por receber as fichas, relatórios e trabalhos realizados pelos alunos e lançar as notas no Sistema Professor On-line.</text:p>
      <text:p text:style-name="P3"><text:span text:style-name="T4"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7:36:10.557908334</meta:creation-date>
    <dc:date>2023-08-17T17:44:37.259165839</dc:date>
    <meta:editing-duration>PT8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25" meta:word-count="477" meta:character-count="3106" meta:non-whitespace-character-count="2653"/>
  </office:meta>
</office:document-meta>
</file>